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" svg:width="3.149cm" svg:height="1.985cm" svg:x="-1.304cm" svg:y="2.792cm"><text:p text:style-name="P2">D&lt;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style-name="gr1" svg:width="3.149cm" svg:height="1.985cm" svg:x="12.825cm" svg:y="10.068cm"><text:p>a=0,b<text:span text:style-name="T1">≠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style-name="gr1" draw:text-style-name="P2" svg:width="3.149cm" svg:height="1.985cm" svg:x="2.136cm" svg:y="4.856cm"><text:p text:style-name="P2">D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style-name="gr1" draw:text-style-name="P2" svg:width="3.149cm" svg:height="1.985cm" svg:x="2.11cm" svg:y="7.37cm"><text:p text:style-name="P2">a=0, b<text:span text:style-name="T1">=0,</text:span></text:p><text:p text:style-name="P2"><text:span text:style-name="T1">c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style-name="gr1" svg:width="3.149cm" svg:height="1.985cm" svg:x="5.629cm" svg:y="9.089cm"><text:p>a=0 b=<text:span text:style-name="T1">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style-name="gr1" draw:text-style-name="P3" svg:width="3.652cm" svg:height="1.324cm" svg:x="1.448cm" svg:y="14.275cm"><text:p text:style-name="P2"><text:span text:style-name="T2"><text:s text:c="2"/></text:span><text:span text:style-name="T2">Бесконечное</text:span></text:p><text:p text:style-name="P2"><text:span text:style-name="T2">количество</text:span></text:p><text:p text:style-name="P2"><text:span text:style-name="T2">корне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" draw:style-name="gr1" draw:text-style-name="P3" svg:width="3.652cm" svg:height="1.324cm" svg:x="-2.18cm" svg:y="14.275cm"><text:p text:style-name="P2"><text:span text:style-name="T2">Мнимые</text:span></text:p><text:p text:style-name="P2"><text:span text:style-name="T2">корни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" draw:style-name="gr1" draw:text-style-name="P3" svg:width="3.652cm" svg:height="1.324cm" svg:x="15.233cm" svg:y="14.275cm"><text:p text:style-name="P2"><text:span text:style-name="T2"><text:s text:c="3"/></text:span><text:span text:style-name="T2">Действительные</text:span></text:p><text:p text:style-name="P2"><text:span text:style-name="T2">корни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style-name="gr1" draw:text-style-name="P3" svg:width="3.652cm" svg:height="1.324cm" svg:x="12.164cm" svg:y="14.275cm"><text:p text:style-name="P2"><text:span text:style-name="T2">Линейное</text:span></text:p><text:p text:style-name="P2"><text:span text:style-name="T2">уравнение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style-name="gr1" draw:text-style-name="P3" svg:width="3.652cm" svg:height="1.324cm" svg:x="8.195cm" svg:y="14.275cm"><text:p text:style-name="P2"><text:span text:style-name="T2">Совпадающие</text:span></text:p><text:p text:style-name="P2"><text:span text:style-name="T2">корни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0" draw:style-name="gr1" draw:text-style-name="P3" svg:width="3.652cm" svg:height="1.324cm" svg:x="4.967cm" svg:y="14.275cm"><text:p text:style-name="P2"><text:span text:style-name="T2">Нет корне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1" draw:style-name="gr1" draw:text-style-name="P2" svg:width="3.652cm" svg:height="1.324cm" svg:x="6.793cm" svg:y="0.279cm"><text:p text:style-name="P2">Ввод: a,b,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text:anchor-type="paragraph" draw:z-index="12" draw:style-name="gr2" draw:text-style-name="P2" svg:width="3.202cm" svg:height="1.006cm" svg:x="12.772cm" svg:y="7.078cm"><text:p><text:span text:style-name="T1">x1=(-b+√D</text:span><text:span text:style-name="T1">)/2*a</text:span></text:p></draw:rect><draw:rect text:anchor-type="paragraph" draw:z-index="13" draw:style-name="gr2" draw:text-style-name="P2" svg:width="3.202cm" svg:height="1.006cm" svg:x="12.772cm" svg:y="8.613cm"><text:p><text:span text:style-name="T1">x2=(-b-√D</text:span><text:span text:style-name="T1">)/2*a</text:span></text:p></draw:rect><draw:rect text:anchor-type="paragraph" draw:z-index="14" draw:style-name="gr2" draw:text-style-name="P2" svg:width="3.202cm" svg:height="1.006cm" svg:x="12.825cm" svg:y="12.555cm"><text:p text:style-name="P2">x=-c/b</text:p></draw:rect><draw:rect text:anchor-type="paragraph" draw:z-index="15" draw:style-name="gr2" draw:text-style-name="P2" svg:width="3.017cm" svg:height="1.244cm" svg:x="8.856cm" svg:y="11.391cm"><text:p text:style-name="P2">D=b*b-4*a*c</text:p></draw:rect><draw:line text:anchor-type="paragraph" draw:z-index="16" draw:style-name="gr3" draw:text-style-name="P2" svg:x1="0.258cm" svg:y1="4.777cm" svg:x2="0.099cm" svg:y2="14.276cm"><text:p/></draw:line><draw:line text:anchor-type="paragraph" draw:z-index="17" draw:style-name="gr3" draw:text-style-name="P2" svg:x1="1.845cm" svg:y1="3.771cm" svg:x2="3.697cm" svg:y2="3.771cm"><text:p/></draw:line><draw:line text:anchor-type="paragraph" draw:z-index="18" draw:style-name="gr3" draw:text-style-name="P2" svg:x1="3.697cm" svg:y1="4.856cm" svg:x2="3.697cm" svg:y2="3.771cm"><text:p/></draw:line><draw:line text:anchor-type="paragraph" draw:z-index="19" draw:style-name="gr3" draw:text-style-name="P2" svg:x1="3.697cm" svg:y1="6.84cm" svg:x2="3.697cm" svg:y2="7.369cm"><text:p/></draw:line><draw:line text:anchor-type="paragraph" draw:z-index="20" draw:style-name="gr3" draw:text-style-name="P2" svg:x1="3.671cm" svg:y1="9.354cm" svg:x2="3.671cm" svg:y2="14.275cm"><text:p/></draw:line><draw:line text:anchor-type="paragraph" draw:z-index="21" draw:style-name="gr3" draw:text-style-name="P2" svg:x1="7.19cm" svg:y1="11.074cm" svg:x2="7.19cm" svg:y2="14.275cm"><text:p/></draw:line><draw:line text:anchor-type="paragraph" draw:z-index="22" draw:style-name="gr3" draw:text-style-name="P2" svg:x1="8.777cm" svg:y1="10.095cm" svg:x2="10.365cm" svg:y2="10.095cm"><text:p/></draw:line><draw:line text:anchor-type="paragraph" draw:z-index="23" draw:style-name="gr3" draw:text-style-name="P2" svg:x1="10.365cm" svg:y1="10.095cm" svg:x2="10.391cm" svg:y2="11.391cm"><text:p/></draw:line><draw:line text:anchor-type="paragraph" draw:z-index="24" draw:style-name="gr3" draw:text-style-name="P2" svg:x1="10.444cm" svg:y1="12.635cm" svg:x2="10.444cm" svg:y2="14.275cm"><text:p/></draw:line><draw:line text:anchor-type="paragraph" draw:z-index="25" draw:style-name="gr3" draw:text-style-name="P2" svg:x1="5.258cm" svg:y1="8.348cm" svg:x2="7.163cm" svg:y2="8.348cm"><text:p/></draw:line><draw:line text:anchor-type="paragraph" draw:z-index="26" draw:style-name="gr3" draw:text-style-name="P2" svg:x1="7.19cm" svg:y1="9.089cm" svg:x2="7.19cm" svg:y2="8.348cm"><text:p/></draw:line><draw:line text:anchor-type="paragraph" draw:z-index="27" draw:style-name="gr3" draw:text-style-name="P2" svg:x1="5.285cm" svg:y1="5.835cm" svg:x2="14.334cm" svg:y2="5.835cm"><text:p/></draw:line><draw:line text:anchor-type="paragraph" draw:z-index="28" draw:style-name="gr3" draw:text-style-name="P2" svg:x1="14.333cm" svg:y1="5.835cm" svg:x2="14.333cm" svg:y2="7.079cm"><text:p/></draw:line><draw:line text:anchor-type="paragraph" draw:z-index="30" draw:style-name="gr3" draw:text-style-name="P2" svg:x1="14.413cm" svg:y1="9.618cm" svg:x2="14.413cm" svg:y2="10.068cm"><text:p/></draw:line><draw:line text:anchor-type="paragraph" draw:z-index="29" draw:style-name="gr3" draw:text-style-name="P2" svg:x1="14.333cm" svg:y1="8.084cm" svg:x2="14.333cm" svg:y2="8.613cm"><text:p/></draw:line><draw:line text:anchor-type="paragraph" draw:z-index="31" draw:style-name="gr3" draw:text-style-name="P2" svg:x1="14.413cm" svg:y1="12.053cm" svg:x2="14.413cm" svg:y2="12.556cm"><text:p/></draw:line><draw:line text:anchor-type="paragraph" draw:z-index="32" draw:style-name="gr3" draw:text-style-name="P2" svg:x1="14.439cm" svg:y1="13.561cm" svg:x2="14.439cm" svg:y2="14.275cm"><text:p/></draw:line><draw:line text:anchor-type="paragraph" draw:z-index="33" draw:style-name="gr3" draw:text-style-name="P2" svg:x1="15.974cm" svg:y1="11.047cm" svg:x2="17.376cm" svg:y2="11.047cm"><text:p/></draw:line><draw:line text:anchor-type="paragraph" draw:z-index="34" draw:style-name="gr3" draw:text-style-name="P2" svg:x1="17.376cm" svg:y1="11.047cm" svg:x2="17.376cm" svg:y2="14.275cm"><text:p/></draw:line><draw:custom-shape text:anchor-type="paragraph" draw:z-index="35" draw:style-name="gr1" draw:text-style-name="P2" svg:width="3.056cm" svg:height="1.35cm" svg:x="7.336cm" svg:y="-1.441cm"><text:p text:style-name="P2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6" draw:style-name="gr3" draw:text-style-name="P2" svg:x1="8.883cm" svg:y1="-0.092cm" svg:x2="8.883cm" svg:y2="0.278cm"><text:p/></draw:line><draw:line text:anchor-type="paragraph" draw:z-index="37" draw:style-name="gr3" draw:text-style-name="P2" svg:x1="8.38cm" svg:y1="1.602cm" svg:x2="8.38cm" svg:y2="2.025cm"><text:p/></draw:line><draw:line text:anchor-type="paragraph" draw:z-index="38" draw:style-name="gr3" draw:text-style-name="P2" svg:x1="8.38cm" svg:y1="2.025cm" svg:x2="0.284cm" svg:y2="2.025cm"><text:p/></draw:line><draw:line text:anchor-type="paragraph" draw:z-index="39" draw:style-name="gr3" draw:text-style-name="P2" svg:x1="0.258cm" svg:y1="2.025cm" svg:x2="0.258cm" svg:y2="2.792cm"><text:p/></draw:line><draw:custom-shape text:anchor-type="paragraph" draw:z-index="40" draw:style-name="gr1" draw:text-style-name="P2" svg:width="3.017cm" svg:height="1.377cm" svg:x="6.463cm" svg:y="18.8cm"><text:p text:style-name="P2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41" draw:style-name="gr3" draw:text-style-name="P2" svg:x1="-0.536cm" svg:y1="15.598cm" svg:x2="-0.536cm" svg:y2="16.074cm"><text:p/></draw:line><draw:line text:anchor-type="paragraph" draw:z-index="42" draw:style-name="gr3" draw:text-style-name="P2" svg:x1="2.877cm" svg:y1="15.598cm" svg:x2="2.877cm" svg:y2="16.074cm"><text:p/></draw:line><draw:line text:anchor-type="paragraph" draw:z-index="43" draw:style-name="gr3" draw:text-style-name="P2" svg:x1="6.528cm" svg:y1="15.598cm" svg:x2="6.528cm" svg:y2="16.074cm"><text:p/></draw:line><draw:line text:anchor-type="paragraph" draw:z-index="44" draw:style-name="gr3" draw:text-style-name="P2" svg:x1="9.677cm" svg:y1="15.598cm" svg:x2="9.677cm" svg:y2="16.074cm"><text:p/></draw:line><draw:line text:anchor-type="paragraph" draw:z-index="45" draw:style-name="gr3" draw:text-style-name="P2" svg:x1="13.698cm" svg:y1="15.598cm" svg:x2="13.698cm" svg:y2="16.074cm"><text:p/></draw:line><draw:line text:anchor-type="paragraph" draw:z-index="46" draw:style-name="gr3" draw:text-style-name="P2" svg:x1="16.662cm" svg:y1="15.598cm" svg:x2="16.662cm" svg:y2="16.074cm"><text:p/></draw:line><draw:line text:anchor-type="paragraph" draw:z-index="47" draw:style-name="gr3" draw:text-style-name="P2" svg:x1="-0.536cm" svg:y1="16.074cm" svg:x2="16.662cm" svg:y2="16.074cm"><text:p/></draw:line><draw:line text:anchor-type="paragraph" draw:z-index="48" draw:style-name="gr3" draw:text-style-name="P2" svg:x1="8.052cm" svg:y1="18.138cm" svg:x2="8.052cm" svg:y2="18.799cm"><text:p/></draw:line><draw:frame text:anchor-type="paragraph" draw:z-index="49" draw:style-name="gr4" svg:width="0.609cm" svg:height="0.489cm" svg:x="-0.351cm" svg:y="8.745cm"><draw:text-box><text:p>Да</text:p></draw:text-box></draw:frame><draw:frame text:anchor-type="paragraph" draw:z-index="50" draw:style-name="gr4" svg:width="0.609cm" svg:height="0.489cm" svg:x="3.089cm" svg:y="6.84cm"><draw:text-box><text:p>Да</text:p></draw:text-box></draw:frame><draw:frame text:anchor-type="paragraph" draw:z-index="51" draw:style-name="gr4" svg:width="0.609cm" svg:height="0.489cm" svg:x="3.062cm" svg:y="11.497cm"><draw:text-box><text:p>Да</text:p></draw:text-box></draw:frame><draw:frame text:anchor-type="paragraph" draw:z-index="52" draw:style-name="gr4" svg:width="0.609cm" svg:height="0.489cm" svg:x="6.581cm" svg:y="12.397cm"><draw:text-box><text:p>Да</text:p></draw:text-box></draw:frame><draw:frame text:anchor-type="paragraph" draw:z-index="53" draw:style-name="gr4" svg:width="0.609cm" svg:height="0.489cm" svg:x="13.804cm" svg:y="12.067cm"><draw:text-box><text:p>Да</text:p></draw:text-box></draw:frame><draw:frame text:anchor-type="paragraph" draw:z-index="54" draw:style-name="gr5" svg:width="0.768cm" svg:height="0.489cm" svg:x="2.374cm" svg:y="3.295cm"><draw:text-box><text:p>Нет</text:p></draw:text-box></draw:frame><draw:frame text:anchor-type="paragraph" draw:z-index="55" draw:style-name="gr5" svg:width="0.768cm" svg:height="0.489cm" svg:x="5.867cm" svg:y="7.86cm"><draw:text-box><text:p>Нет</text:p></draw:text-box></draw:frame><draw:frame text:anchor-type="paragraph" draw:z-index="56" draw:style-name="gr5" svg:width="0.768cm" svg:height="0.489cm" svg:x="16.291cm" svg:y="10.559cm"><draw:text-box><text:p>Нет</text:p></draw:text-box></draw:frame><draw:frame text:anchor-type="paragraph" draw:z-index="57" draw:style-name="gr5" svg:width="0.768cm" svg:height="0.489cm" svg:x="9.174cm" svg:y="9.606cm"><draw:text-box><text:p>Нет</text:p></draw:text-box></draw:frame><draw:custom-shape text:anchor-type="paragraph" draw:z-index="58" draw:style-name="gr6" svg:width="0.371cm" svg:height="0.583cm" svg:x="3.512cm" svg:y="4.274cm"><text:p/><draw:enhanced-geometry svg:viewBox="0 0 21600 21600" draw:text-areas="?f0 0 ?f2 ?f5" draw:type="down-arrow" draw:modifiers="16640.483383685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9" draw:style-name="gr6" svg:width="0.371cm" svg:height="0.583cm" svg:x="7.004cm" svg:y="8.507cm"><text:p/><draw:enhanced-geometry svg:viewBox="0 0 21600 21600" draw:text-areas="?f0 0 ?f2 ?f5" draw:type="down-arrow" draw:modifiers="16640.483383685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0" draw:style-name="gr6" svg:width="0.371cm" svg:height="0.583cm" svg:x="10.206cm" svg:y="10.809cm"><text:p/><draw:enhanced-geometry svg:viewBox="0 0 21600 21600" draw:text-areas="?f0 0 ?f2 ?f5" draw:type="down-arrow" draw:modifiers="16640.483383685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1" draw:style-name="gr6" svg:width="0.371cm" svg:height="0.583cm" svg:x="17.191cm" svg:y="13.693cm"><text:p/><draw:enhanced-geometry svg:viewBox="0 0 21600 21600" draw:text-areas="?f0 0 ?f2 ?f5" draw:type="down-arrow" draw:modifiers="16640.483383685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2" draw:style-name="gr6" svg:width="0.371cm" svg:height="0.583cm" svg:x="14.148cm" svg:y="6.496cm"><text:p/><draw:enhanced-geometry svg:viewBox="0 0 21600 21600" draw:text-areas="?f0 0 ?f2 ?f5" draw:type="down-arrow" draw:modifiers="16640.483383685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63" draw:style-name="gr5" svg:width="0.768cm" svg:height="0.489cm" svg:x="9.227cm" svg:y="5.346cm"><draw:text-box><text:p>Нет</text:p></draw:text-box></draw:frame><draw:custom-shape text:anchor-type="paragraph" draw:z-index="64" draw:style-name="gr6" svg:width="0.371cm" svg:height="0.583cm" draw:transform="rotate (-1.60919357033965) translate (11.9044861111111cm 15.8996944444444cm)"><text:p/><draw:enhanced-geometry svg:viewBox="0 0 21600 21600" draw:text-areas="?f0 0 ?f2 ?f5" draw:type="down-arrow" draw:modifiers="16640.483383685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5" draw:style-name="gr6" svg:width="0.371cm" svg:height="0.583cm" draw:transform="rotate (-1.60919357033965) translate (15.3705277777778cm 15.8996944444444cm)"><text:p/><draw:enhanced-geometry svg:viewBox="0 0 21600 21600" draw:text-areas="?f0 0 ?f2 ?f5" draw:type="down-arrow" draw:modifiers="16640.483383685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45:50.92</meta:creation-date>
    <dc:date>2016-09-29T13:01:51.77</dc:date>
    <meta:editing-duration>PT1H29M4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0" meta:word-count="0" meta:character-count="0"/>
  </office:meta>
</office:document-meta>
</file>